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nmm68.com/" text:style-name="Internet_20_link" text:visited-style-name="Visited_20_Internet_20_Link">http://www.nmm68.com/</text:a></text:p>
      <text:p text:style-name="Standard">账号:15110003303 密码:123456 / 111111</text:p>
      <text:p text:style-name="Standard">账号:qh7030 密码:lxb8888</text:p>
      <text:p text:style-name="Standard"/>
      <text:p text:style-name="Standard">奖金钱包C，收益钱包R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31T11:31:48</meta:creation-date>
    <dc:date>2015-10-31T14:32:03</dc:date>
    <meta:editing-duration>PT57M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4" meta:word-count="26" meta:character-count="86"/>
  </office:meta>
</office:document-meta>
</file>